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fo:language="pt" fo:country="BR" officeooo:rsid="0018b7d9" officeooo:paragraph-rsid="0018b7d9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style:font-name="Calibri" fo:language="pt" fo:country="BR" style:font-name-complex="Calibri1"/>
    </style:style>
    <style:style style:name="T3" style:family="text">
      <style:text-properties style:font-name="Calibri" fo:language="pt" fo:country="BR" officeooo:rsid="0018b7d9" style:font-name-complex="Calibri1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202124" loext:opacity="100%" style:font-name="Arial" fo:font-size="14pt" fo:language="pt" fo:country="BR" fo:background-color="#ffffff" loext:char-shading-value="0" style:font-name-asian="Arial1" style:font-size-asian="14pt" style:font-name-complex="Arial1" style:font-size-complex="14pt"/>
    </style:style>
    <style:style style:name="T6" style:family="text">
      <style:text-properties fo:color="#202124" loext:opacity="100%" style:font-name="Arial" fo:font-size="18pt" fo:language="pt" fo:country="BR" fo:background-color="#ffffff" loext:char-shading-value="0" style:font-name-asian="Arial1" style:font-size-asian="18pt" style:font-name-complex="Arial1" style:font-size-complex="18pt"/>
    </style:style>
    <style:style style:name="T7" style:family="text">
      <style:text-properties officeooo:rsid="0018b7d9"/>
    </style:style>
    <style:style style:name="T8" style:family="text">
      <style:text-properties officeooo:rsid="001a9d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<text:span text:style-name="T7">Anderson Gabriel Lopes de Souza</text:span></text:p>
          </table:table-cell>
          <table:table-cell table:style-name="Tabela2.A1" office:value-type="string">
            <text:p text:style-name="P7"><text:span text:style-name="T1">N</text:span><text:span text:style-name="T2">°:</text:span><text:span text:style-name="T3">03</text:span></text:p>
          </table:table-cell>
        </table:table-row>
        <table:table-row table:style-name="Tabela2.1">
          <table:table-cell table:style-name="Tabela2.A1" office:value-type="string">
            <text:p text:style-name="P5">ALUNO2:</text:p>
          </table:table-cell>
          <table:table-cell table:style-name="Tabela2.A1" office:value-type="string">
            <text:p text:style-name="P7"><text:span text:style-name="T1">N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NOME DO PROJETO:</text:p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5">OBJETIVOS PRINCIPAL DO PROJETO:</text:p>
            <text:p text:style-name="P6">O meu projeto será um APP onde o usuário ira entrar e tera o local onde colocara seu peso e terão treinos <text:s/>apropriados para o seu peso no qual o usuário poderá escolher como por exemplo: agachamentos, polichinelos, flexões, nele terão o tempo do treino 10 ou a 15 min de treinos tera o tempo de descanso os alimentos que devera consumir e o tanto de água que devera tomar nele também será organizado um calendário de treinos que devera fazer e o seu progresso de perda de peso calorias e gorduras</text:p>
            <text:p text:style-name="P6"/>
          </table:table-cell>
          <table:table-cell table:style-name="Tabela2.A1" office:value-type="string">
            <text:p text:style-name="P5"><text:span text:style-name="T4">Detalhe aqui qual o que deve ser solucionado</text:span>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</table:table-cell>
          <table:table-cell table:style-name="Tabela2.A1" office:value-type="string">
            <text:p text:style-name="P5"><text:span text:style-name="T4">Quantos formulários de coleta de dados você acredita que o seu projeto deve ter?</text:span></text:p>
          </table:table-cell>
        </table:table-row>
        <table:table-row table:style-name="Tabela2.6">
          <table:table-cell table:style-name="Tabela2.A1" office:value-type="string">
            <text:p text:style-name="P5">Tabelas no BD</text:p>
            <text:p text:style-name="P5">- <text:span text:style-name="T8">cliente</text:span></text:p>
            <text:p text:style-name="P5">- <text:span text:style-name="T8">treinos</text:span></text:p>
            <text:p text:style-name="P5">-<text:span text:style-name="T8">nome do app</text:span></text:p>
          </table:table-cell>
          <table:table-cell table:style-name="Tabela2.A1" office:value-type="string">
            <text:p text:style-name="P5"><text:span text:style-name="T4">Considerando os formulários de coletas, quantas as tabelas você acredita que devem ser criadas no BD e quais são elas?</text:span>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5"><text:span text:style-name="T4">Os relatórios (São apresentados no formato de relatório simples, carrinho de compra ou agenda individual/pessoal).</text:span>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5"><text:span text:style-name="T4">Informações que você considera relevante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color="#202124" loext:opacity="100%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1"><draw:image xlink:href="Pictures/10000201000000BC000000BFB380C3B4F2C175B5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dor</meta:initial-creator>
    <meta:editing-cycles>3</meta:editing-cycles>
    <meta:creation-date>2023-02-07T20:56:00</meta:creation-date>
    <dc:date>2023-03-03T16:46:26.605119842</dc:date>
    <meta:editing-duration>PT7M48S</meta:editing-duration>
    <meta:generator>LibreOffice/7.0.6.2$Linux_X86_64 LibreOffice_project/144abb84a525d8e30c9dbbefa69cbbf2d8d4ae3b</meta:generator>
    <meta:document-statistic meta:table-count="2" meta:image-count="1" meta:object-count="0" meta:page-count="2" meta:paragraph-count="22" meta:word-count="195" meta:character-count="1153" meta:non-whitespace-character-count="978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